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arasa Mono SC" svg:font-family="'Sarasa Mono SC'" style:font-family-generic="system" style:font-pitch="variable"/>
  </office:font-face-decls>
  <office:automatic-styles>
    <style:style style:name="Table1" style:family="table">
      <style:table-properties style:width="15.903cm" fo:margin-left="0cm" fo:margin-top="0cm" fo:margin-bottom="0cm" table:align="left" style:writing-mode="lr-tb"/>
    </style:style>
    <style:style style:name="Table1.A" style:family="table-column">
      <style:table-column-properties style:column-width="7.95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5.903cm" fo:margin-left="0cm" fo:margin-top="0cm" fo:margin-bottom="0cm" table:align="left" style:writing-mode="lr-tb"/>
    </style:style>
    <style:style style:name="Table2.A" style:family="table-column">
      <style:table-column-properties style:column-width="7.9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2" style:family="table-row">
      <style:table-row-properties style:min-row-height="3.498cm" fo:keep-together="auto"/>
    </style:style>
    <style:style style:name="Table3" style:family="table">
      <style:table-properties style:width="15.903cm" fo:margin-left="0cm" fo:margin-top="0cm" fo:margin-bottom="0cm" table:align="left" style:writing-mode="lr-tb"/>
    </style:style>
    <style:style style:name="Table3.A" style:family="table-column">
      <style:table-column-properties style:column-width="7.952cm"/>
    </style:style>
    <style:style style:name="Table3.1" style:family="table-row">
      <style:table-row-properties style:min-row-height="0.101cm"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style:letter-kerning="true" style:font-name-asian="Aptos1" style:font-size-asian="12pt" style:language-asian="en" style:country-asian="US" style:font-size-complex="12pt" style:language-complex="ar" style:country-complex="SA"/>
    </style:style>
    <style:style style:name="P2" style:family="paragraph" style:parent-style-name="List_20_Paragraph">
      <style:paragraph-properties fo:margin-top="0cm" fo:margin-bottom="0cm" style:contextual-spacing="true" fo:line-height="100%" fo:text-align="start" style:justify-single-word="false" fo:orphans="2" fo:widows="2"/>
      <style:text-properties style:font-name="Aptos" fo:font-size="12pt" fo:language="en" fo:country="GB" style:letter-kerning="true" style:font-name-asian="Aptos1" style:font-size-asian="12pt" style:language-asian="en" style:country-asian="US" style:font-size-complex="12pt" style:language-complex="ar" style:country-complex="SA"/>
    </style:style>
    <style:style style:name="P3" style:family="paragraph" style:parent-style-name="Title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style:letter-kerning="true" style:font-name-asian="Aptos1" style:font-size-asian="12pt" style:language-asian="en" style:country-asian="US" style:font-size-complex="12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officeooo:rsid="001aec6a" officeooo:paragraph-rsid="001aec6a" style:letter-kerning="true" style:font-name-asian="Aptos1" style:font-size-asian="12pt" style:language-asian="en" style:country-asian="US" style:font-size-complex="12pt" style:language-complex="ar" style:country-complex="SA"/>
    </style:style>
    <style:style style:name="P7" style:family="paragraph" style:parent-style-name="Text_20_body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8b16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hoice of Frontend</text:p>
      <text:p text:style-name="Standard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<text:span text:style-name="T1">Date and Time: </text:span>0<text:span text:style-name="T2">1</text:span>/10/2024</text:p>
          </table:table-cell>
          <table:table-cell table:style-name="Table1.A1" office:value-type="string">
            <text:p text:style-name="P1" loext:marker-style-name="T1"><text:span text:style-name="T1">Meeting Attendees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>Online / <text:span text:style-name="T1">In Person</text:span></text:p>
          </table:table-cell>
          <table:table-cell table:style-name="Table1.A1" office:value-type="string">
            <text:p text:style-name="P1">Raf, <text:span text:style-name="T2">Veronica</text:span>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" loext:marker-style-name="T1"><text:span text:style-name="T1">Agenda</text:span><text:span text:style-name="T1"/></text:p>
          </table:table-cell>
          <table:table-cell table:style-name="Table2.A1" office:value-type="string">
            <text:p text:style-name="P6" loext:marker-style-name="T1"><text:span text:style-name="T1">Decision</text:span></text:p>
          </table:table-cell>
        </table:table-row>
        <table:table-row table:style-name="Table2.2">
          <table:table-cell table:style-name="Table2.A1" office:value-type="string">
            <text:p text:style-name="Text_20_body">To select the optimal frontend technology for AML's new system, ensuring a modern, user-friendly, and maintainable customer-facing interface.</text:p>
          </table:table-cell>
          <table:table-cell table:style-name="Table2.A1" office:value-type="string">
            <text:p text:style-name="P4">Selected Option: Next.js</text:p>
            <text:p text:style-name="P4"><text:s text:c="4"/>Offers advanced features OOTB that reduce the need for plugins.</text:p>
            <text:p text:style-name="P4"><text:s text:c="4"/>Ensures maintainability with TypeScript compatibility and supports efficient development workflows.</text:p>
          </table:table-cell>
        </table:table-row>
      </table:table>
      <text:p text:style-name="Standard"/>
      <text:p text:style-name="Standard" loext:marker-style-name="T1"><text:span text:style-name="T1">Action Items:<text:line-break/><text:line-break/></text:span><text:span text:style-name="T3">Begin frontend development using Next.js.</text:span></text:p>
      <text:p text:style-name="Standard" loext:marker-style-name="T1"><text:span text:style-name="T3">Ensure seamless integration with Strapi backend and prioritize responsive design for diverse user devices.</text:span></text:p>
      <text:p text:style-name="Standard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1" loext:marker-style-name="T1"><text:span text:style-name="T1">Next Meeting</text:span><text:span text:style-name="T1"/></text:p>
          </table:table-cell>
          <table:table-cell table:style-name="Table3.A1" office:value-type="string">
            <text:p text:style-name="P1" loext:marker-style-name="T1"><text:span text:style-name="T1">Additional Notes</text:span><text:span text:style-name="T1"/>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Text_20_body">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arasa Mono SC" svg:font-family="'Sarasa Mono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2pt" fo:language="en" fo:country="GB" style:letter-kerning="true" style:font-name-asian="Aptos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ptos" fo:font-size="12pt" fo:language="en" fo:country="GB" style:letter-kerning="true" style:font-name-asian="Aptos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arasa Mono SC" style:font-family-asian="'Sarasa Mono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to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mo, Ayman (Student)</meta:initial-creator>
    <meta:editing-cycles>54</meta:editing-cycles>
    <meta:creation-date>2024-09-26T17:23:00</meta:creation-date>
    <dc:date>2024-12-16T19:39:48.477293782</dc:date>
    <meta:editing-duration>PT21M12S</meta:editing-duration>
    <meta:generator>LibreOffice/24.2.7.2$Linux_X86_64 LibreOffice_project/420$Build-2</meta:generator>
    <meta:document-statistic meta:table-count="3" meta:image-count="0" meta:object-count="0" meta:page-count="1" meta:paragraph-count="16" meta:word-count="84" meta:character-count="631" meta:non-whitespace-character-count="554"/>
    <meta:user-defined meta:name="AppVersion">16.0000</meta:user-defined>
    <meta:user-defined meta:name="DocSecurity" meta:value-type="float">4</meta:user-defined>
    <meta:template xlink:type="simple" xlink:actuate="onRequest" xlink:title="Normal.dotm" xlink:href=""/>
  </office:meta>
</office:document-meta>
</file>